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.75cm" fo:min-width="4.1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75cm" fo:min-width="4.1cm"/>
    </style:style>
    <style:style style:name="gr3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418cm" fo:min-width="2.65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solid" draw:fill-color="#000000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Arrow" draw:marker-end-width="0.352cm" draw:fill="solid" draw:fill-color="#000000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6cm" svg:height="2cm" svg:x="3.7cm" svg:y="0.3cm">
          <text:p text:style-name="P1">java.la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4.6cm" svg:height="2cm" svg:x="3.7cm" svg:y="3.5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4cm" svg:height="1.8cm" svg:x="4.3cm" svg:y="6.9cm">
          <text:p text:style-name="P1">out</text:p>
          <text:p text:style-name="P1"><text:span text:style-name="T1">:PrintStrea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1" draw:id="id1" draw:layer="layout" svg:width="3.4cm" svg:height="1.8cm" svg:x="0.301cm" svg:y="6.9cm">
          <text:p text:style-name="P1">in</text:p>
          <text:p text:style-name="P1"><text:span text:style-name="T1">:InputStrea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4" draw:id="id4" draw:layer="layout" svg:width="3.4cm" svg:height="1.8cm" svg:x="8.301cm" svg:y="6.9cm">
          <text:p text:style-name="P1">err</text:p>
          <text:p text:style-name="P1"><text:span text:style-name="T1">:PrintStrea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5" draw:layer="layout" draw:type="line" svg:x1="2.001cm" svg:y1="6.9cm" svg:x2="6cm" svg:y2="5.5cm" draw:start-shape="id1" draw:start-glue-point="4" draw:end-shape="id2" draw:end-glue-point="2" svg:d="M2001 6900l3999-1400" svg:viewBox="0 0 4000 1401">
          <text:p/>
        </draw:connector>
        <draw:connector draw:style-name="gr4" draw:text-style-name="P5" draw:layer="layout" draw:type="line" svg:x1="6cm" svg:y1="6.9cm" svg:x2="6cm" svg:y2="5.5cm" draw:start-shape="id3" draw:start-glue-point="4" draw:end-shape="id2" draw:end-glue-point="2" svg:d="M6000 6900v-1400" svg:viewBox="0 0 1 1401">
          <text:p/>
        </draw:connector>
        <draw:connector draw:style-name="gr4" draw:text-style-name="P5" draw:layer="layout" draw:type="line" svg:x1="10.001cm" svg:y1="6.9cm" svg:x2="6cm" svg:y2="5.5cm" draw:start-shape="id4" draw:start-glue-point="4" draw:end-shape="id2" draw:end-glue-point="2" svg:d="M10001 6900l-4001-1400" svg:viewBox="0 0 4002 1401">
          <text:p/>
        </draw:connector>
        <draw:connector draw:style-name="gr5" draw:text-style-name="P5" draw:layer="layout" draw:type="line" svg:x1="6cm" svg:y1="3.5cm" svg:x2="6cm" svg:y2="2.3cm" draw:start-shape="id2" draw:start-glue-point="0" draw:end-shape="id5" draw:end-glue-point="2" svg:d="M6000 3500v-1200" svg:viewBox="0 0 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7T11:57:30.180375818</meta:creation-date>
    <meta:editing-duration>PT5H49M54S</meta:editing-duration>
    <meta:editing-cycles>4</meta:editing-cycles>
    <meta:generator>LibreOffice/6.2.0.3$MacOSX_X86_64 LibreOffice_project/98c6a8a1c6c7b144ce3cc729e34964b47ce25d62</meta:generator>
    <meta:initial-creator>Danilo Carvalho</meta:initial-creator>
    <dc:date>2020-08-27T17:47:21.396878791</dc:date>
    <dc:creator>Danilo Carvalho</dc:creator>
    <meta:document-statistic meta:object-count="9"/>
  </office:meta>
</office:document-meta>
</file>